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0.848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9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16" style:family="table-cell" style:parent-style-name="Default" style:data-style-name="N110">
      <style:table-cell-properties fo:border-bottom="none" style:text-align-source="fix" style:repeat-content="false" fo:border-left="0.06pt solid #000000" fo:padding="0.076cm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order="0.99pt groove #000000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none" fo:padding="0.076cm" fo:border-right="0.06pt solid #000000" fo:border-top="0.06pt solid #000000"/>
      <style:paragraph-properties fo:text-align="center" fo:margin-left="0cm"/>
    </style:style>
    <style:style style:name="ce2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110"/>
    <style:style style:name="ce27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31" style:family="table-cell" style:parent-style-name="Default" style:data-style-name="N100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2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ccffcc" fo:border-left="none" fo:border-right="none" fo:border-top="0.06pt solid #000000"/>
    </style:style>
    <style:style style:name="ce35" style:family="table-cell" style:parent-style-name="Default">
      <style:table-cell-properties fo:background-color="#ccffcc"/>
    </style:style>
    <style:style style:name="ce36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11" style:family="table-cell" style:parent-style-name="Default" style:data-style-name="N109"/>
    <style:style style:name="ce38" style:family="table-cell" style:parent-style-name="Default">
      <style:table-cell-properties fo:border-bottom="none" fo:background-color="#ccffcc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#ccffcc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519cm" svg:height="11.127cm" svg:x="6.989cm" svg:y="5.506cm">
            <draw:object draw:notify-on-update-of-ranges="Sheet1.C14:Sheet1.C37 Sheet1.D14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10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step degrees: </text:p>
          </table:table-cell>
          <table:table-cell table:style-name="ce8" office:value-type="float" office:value="30" calcext:value-type="float">
            <text:p>30</text:p>
          </table:table-cell>
          <table:table-cell table:style-name="ce5" office:value-type="string" calcext:value-type="string">
            <text:p>substeps: 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step time: 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Sub-angle: </text:p>
          </table:table-cell>
          <table:table-cell table:style-name="ce8" table:formula="of:=[.D1]/[.F1]" office:value-type="float" office:value="6" calcext:value-type="float">
            <text:p>6</text:p>
          </table:table-cell>
          <table:table-cell table:style-name="ce5" office:value-type="string" calcext:value-type="string">
            <text:p>Ex: </text:p>
          </table:table-cell>
          <table:table-cell table:style-name="ce15" table:formula="of:=3.82739+5.0475" office:value-type="float" office:value="8.87489" calcext:value-type="float">
            <text:p>8.8749</text:p>
          </table:table-cell>
          <table:table-cell table:style-name="ce5" office:value-type="string" calcext:value-type="string">
            <text:p>Ey: </text:p>
          </table:table-cell>
          <table:table-cell table:style-name="ce8" table:formula="of:=5.0475" office:value-type="float" office:value="5.0475" calcext:value-type="float">
            <text:p>5.0475</text:p>
          </table:table-cell>
          <table:table-cell/>
          <table:table-cell table:style-name="ce30" office:value-type="string" calcext:value-type="string" table:number-columns-spanned="5" table:number-rows-spanned="1">
            <text:p>Rotation of a 2D vector (x,y) through anti-CW angle B</text:p>
          </table:table-cell>
          <table:covered-table-cell table:number-columns-repeated="3" table:style-name="ce34"/>
          <table:covered-table-cell table:style-name="ce38"/>
          <table:table-cell table:number-columns-repeated="7"/>
        </table:table-row>
        <table:table-row table:style-name="ro1">
          <table:table-cell table:number-columns-repeated="9"/>
          <table:table-cell table:style-name="ce31" office:value-type="string" calcext:value-type="string" table:number-columns-spanned="5" table:number-rows-spanned="1">
            <text:p><text:s text:c="2"/>Xr = X*cosB - Y*sinB</text:p>
          </table:table-cell>
          <table:covered-table-cell table:number-columns-repeated="3" table:style-name="ce35"/>
          <table:covered-table-cell table:style-name="ce39"/>
          <table:table-cell table:number-columns-repeated="7"/>
        </table:table-row>
        <table:table-row table:style-name="ro1">
          <table:table-cell table:number-columns-repeated="9"/>
          <table:table-cell table:style-name="ce32" office:value-type="string" calcext:value-type="string" table:number-columns-spanned="5" table:number-rows-spanned="1">
            <text:p><text:s text:c="2"/>Yr = X*sinB + Y*cosB</text:p>
          </table:table-cell>
          <table:covered-table-cell table:number-columns-repeated="3" table:style-name="ce36"/>
          <table:covered-table-cell table:style-name="ce40"/>
          <table:table-cell table:number-columns-repeated="7"/>
        </table:table-row>
        <table:table-row table:style-name="ro1">
          <table:table-cell table:number-columns-repeated="9"/>
          <table:table-cell table:style-name="ce33"/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LEG 1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LEG 2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LEG 3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LEG 4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LEG 5</text:p>
          </table:table-cell>
          <table:covered-table-cell table:style-name="ce23"/>
          <table:table-cell table:style-name="ce13" office:value-type="string" calcext:value-type="string" table:number-columns-spanned="2" table:number-rows-spanned="1">
            <text:p>LEG 6</text:p>
          </table:table-cell>
          <table:covered-table-cell table:style-name="ce23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6" table:formula="of:=3.82739+20.91875*COS(45/180*3.1415926)" office:value-type="float" office:value="18.6191801771183" calcext:value-type="float">
            <text:p>18.619</text:p>
          </table:table-cell>
          <table:table-cell table:style-name="ce24" table:formula="of:=-1*(20.91875*SIN(45/180*3.1415926))" office:value-type="float" office:value="-14.7917897807739" calcext:value-type="float">
            <text:p>-14.792</text:p>
          </table:table-cell>
          <table:table-cell table:style-name="ce27" office:value-type="float" office:value="0" calcext:value-type="float">
            <text:p>0.000</text:p>
          </table:table-cell>
          <table:table-cell table:style-name="ce24" office:value-type="float" office:value="-20.70897" calcext:value-type="float">
            <text:p>-20.709</text:p>
          </table:table-cell>
          <table:table-cell table:style-name="ce27" office:value-type="float" office:value="-18.6191801771183" calcext:value-type="float">
            <text:p>-18.619</text:p>
          </table:table-cell>
          <table:table-cell table:style-name="ce29" office:value-type="float" office:value="-14.7917897807739" calcext:value-type="float">
            <text:p>-14.792</text:p>
          </table:table-cell>
          <table:table-cell table:style-name="ce27" table:formula="of:=3.82739+20.91875*0.7071" office:value-type="float" office:value="18.619038125" calcext:value-type="float">
            <text:p>18.619</text:p>
          </table:table-cell>
          <table:table-cell table:style-name="ce29" table:formula="of:=20.91875*0.7071" office:value-type="float" office:value="14.791648125" calcext:value-type="float">
            <text:p>14.792</text:p>
          </table:table-cell>
          <table:table-cell table:style-name="ce27" office:value-type="float" office:value="0" calcext:value-type="float">
            <text:p>0.000</text:p>
          </table:table-cell>
          <table:table-cell table:style-name="ce29" table:formula="of:=20.9188-7.1383+6.9423" office:value-type="float" office:value="20.7228" calcext:value-type="float">
            <text:p>20.723</text:p>
          </table:table-cell>
          <table:table-cell table:style-name="ce27" office:value-type="float" office:value="-18.6191801771183" calcext:value-type="float">
            <text:p>-18.619</text:p>
          </table:table-cell>
          <table:table-cell table:style-name="ce29" office:value-type="float" office:value="14.7917897807739" calcext:value-type="float">
            <text:p>14.7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table:formula="of:=[.C8]*COS(RADIANS(-1*subangle)) - [.D8]*SIN(RADIANS(-1*subangle))" office:value-type="float" office:value="16.9710193051886" calcext:value-type="float">
            <text:p>16.971</text:p>
          </table:table-cell>
          <table:table-cell table:style-name="ce25" table:formula="of:=[.C8]*SIN(RADIANS(-1*subangle)) + [.D8]*COS(RADIANS(-1*subangle))" office:value-type="float" office:value="-16.656993099882" calcext:value-type="float">
            <text:p>-16.657</text:p>
          </table:table-cell>
          <table:table-cell table:style-name="ce17" table:formula="of:=[.E8]*COS(RADIANS(-1*subangle)) - [.F8]*SIN(RADIANS(-1*subangle))" office:value-type="float" office:value="-2.16467680995594" calcext:value-type="float">
            <text:p>-2.165</text:p>
          </table:table-cell>
          <table:table-cell table:style-name="ce25" table:formula="of:=[.E8]*SIN(RADIANS(-1*subangle)) + [.F8]*COS(RADIANS(-1*subangle))" office:value-type="float" office:value="-20.5955240955247" calcext:value-type="float">
            <text:p>-20.596</text:p>
          </table:table-cell>
          <table:table-cell table:style-name="ce17" table:formula="of:=[.G8]*COS(RADIANS(-1*subangle)) - [.H8]*SIN(RADIANS(-1*subangle))" office:value-type="float" office:value="-20.0633454147135" calcext:value-type="float">
            <text:p>-20.063</text:p>
          </table:table-cell>
          <table:table-cell table:style-name="ce25" table:formula="of:=[.G8]*SIN(RADIANS(-1*subangle)) + [.H8]*COS(RADIANS(-1*subangle))" office:value-type="float" office:value="-12.7645245174466" calcext:value-type="float">
            <text:p>-12.765</text:p>
          </table:table-cell>
          <table:table-cell table:style-name="ce17" table:formula="of:=[.I8]*COS(RADIANS(-1*subangle)) - [.J8]*SIN(RADIANS(-1*subangle))" office:value-type="float" office:value="20.0631893337113" calcext:value-type="float">
            <text:p>20.063</text:p>
          </table:table-cell>
          <table:table-cell table:style-name="ce25" table:formula="of:=[.I8]*SIN(RADIANS(-1*subangle)) + [.J8]*COS(RADIANS(-1*subangle))" office:value-type="float" office:value="12.7643984861675" calcext:value-type="float">
            <text:p>12.764</text:p>
          </table:table-cell>
          <table:table-cell table:style-name="ce17" table:formula="of:=[.K8]*COS(RADIANS(-1*subangle)) - [.L8]*SIN(RADIANS(-1*subangle))" office:value-type="float" office:value="2.16612243860293" calcext:value-type="float">
            <text:p>2.166</text:p>
          </table:table-cell>
          <table:table-cell table:style-name="ce25" table:formula="of:=[.K8]*SIN(RADIANS(-1*subangle)) + [.L8]*COS(RADIANS(-1*subangle))" office:value-type="float" office:value="20.6092783333376" calcext:value-type="float">
            <text:p>20.609</text:p>
          </table:table-cell>
          <table:table-cell table:style-name="ce17" table:formula="of:=[.M8]*COS(RADIANS(-1*subangle)) - [.N8]*SIN(RADIANS(-1*subangle))" office:value-type="float" office:value="-16.9710193051886" calcext:value-type="float">
            <text:p>-16.971</text:p>
          </table:table-cell>
          <table:table-cell table:style-name="ce25" table:formula="of:=[.M8]*SIN(RADIANS(-1*subangle)) + [.N8]*COS(RADIANS(-1*subangle))" office:value-type="float" office:value="16.656993099882" calcext:value-type="float">
            <text:p>16.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2" calcext:value-type="float">
            <text:p>2</text:p>
          </table:table-cell>
          <table:table-cell table:style-name="ce17" table:formula="of:=[.C9]*COS(RADIANS(-1*subangle)) - [.D9]*SIN(RADIANS(-1*subangle))" office:value-type="float" office:value="15.1369203943371" calcext:value-type="float">
            <text:p>15.137</text:p>
          </table:table-cell>
          <table:table-cell table:style-name="ce25" table:formula="of:=[.C9]*SIN(RADIANS(-1*subangle)) + [.D9]*COS(RADIANS(-1*subangle))" office:value-type="float" office:value="-18.339698916888" calcext:value-type="float">
            <text:p>-18.340</text:p>
          </table:table-cell>
          <table:table-cell table:style-name="ce17" table:formula="of:=[.E9]*COS(RADIANS(-1*subangle)) - [.F9]*SIN(RADIANS(-1*subangle))" office:value-type="float" office:value="-4.30563696779425" calcext:value-type="float">
            <text:p>-4.306</text:p>
          </table:table-cell>
          <table:table-cell table:style-name="ce25" table:formula="of:=[.E9]*SIN(RADIANS(-1*subangle)) + [.F9]*COS(RADIANS(-1*subangle))" office:value-type="float" office:value="-20.2564293191684" calcext:value-type="float">
            <text:p>-20.256</text:p>
          </table:table-cell>
          <table:table-cell table:style-name="ce17" table:formula="of:=[.G9]*COS(RADIANS(-1*subangle)) - [.H9]*SIN(RADIANS(-1*subangle))" office:value-type="float" office:value="-21.2876924414202" calcext:value-type="float">
            <text:p>-21.288</text:p>
          </table:table-cell>
          <table:table-cell table:style-name="ce25" table:formula="of:=[.G9]*SIN(RADIANS(-1*subangle)) + [.H9]*COS(RADIANS(-1*subangle))" office:value-type="float" office:value="-10.5974084523576" calcext:value-type="float">
            <text:p>-10.597</text:p>
          </table:table-cell>
          <table:table-cell table:style-name="ce17" table:formula="of:=[.I9]*COS(RADIANS(-1*subangle)) - [.J9]*SIN(RADIANS(-1*subangle))" office:value-type="float" office:value="21.2875240415901" calcext:value-type="float">
            <text:p>21.288</text:p>
          </table:table-cell>
          <table:table-cell table:style-name="ce25" table:formula="of:=[.I9]*SIN(RADIANS(-1*subangle)) + [.J9]*COS(RADIANS(-1*subangle))" office:value-type="float" office:value="10.5972994263984" calcext:value-type="float">
            <text:p>10.597</text:p>
          </table:table-cell>
          <table:table-cell table:style-name="ce17" table:formula="of:=[.K9]*COS(RADIANS(-1*subangle)) - [.L9]*SIN(RADIANS(-1*subangle))" office:value-type="float" office:value="4.30851238647826" calcext:value-type="float">
            <text:p>4.309</text:p>
          </table:table-cell>
          <table:table-cell table:style-name="ce25" table:formula="of:=[.K9]*SIN(RADIANS(-1*subangle)) + [.L9]*COS(RADIANS(-1*subangle))" office:value-type="float" office:value="20.2699571004865" calcext:value-type="float">
            <text:p>20.270</text:p>
          </table:table-cell>
          <table:table-cell table:style-name="ce17" table:formula="of:=[.M9]*COS(RADIANS(-1*subangle)) - [.N9]*SIN(RADIANS(-1*subangle))" office:value-type="float" office:value="-15.1369203943371" calcext:value-type="float">
            <text:p>-15.137</text:p>
          </table:table-cell>
          <table:table-cell table:style-name="ce25" table:formula="of:=[.M9]*SIN(RADIANS(-1*subangle)) + [.N9]*COS(RADIANS(-1*subangle))" office:value-type="float" office:value="18.339698916888" calcext:value-type="float">
            <text:p>18.3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7" table:formula="of:=[.C10]*COS(RADIANS(-1*subangle)) - [.D10]*SIN(RADIANS(-1*subangle))" office:value-type="float" office:value="13.1369782160411" calcext:value-type="float">
            <text:p>13.137</text:p>
          </table:table-cell>
          <table:table-cell table:style-name="ce25" table:formula="of:=[.C10]*SIN(RADIANS(-1*subangle)) + [.D10]*COS(RADIANS(-1*subangle))" office:value-type="float" office:value="-19.8214711547318" calcext:value-type="float">
            <text:p>-19.821</text:p>
          </table:table-cell>
          <table:table-cell table:style-name="ce17" table:formula="of:=[.E10]*COS(RADIANS(-1*subangle)) - [.F10]*SIN(RADIANS(-1*subangle))" office:value-type="float" office:value="-6.39942366600095" calcext:value-type="float">
            <text:p>-6.399</text:p>
          </table:table-cell>
          <table:table-cell table:style-name="ce25" table:formula="of:=[.E10]*SIN(RADIANS(-1*subangle)) + [.F10]*COS(RADIANS(-1*subangle))" office:value-type="float" office:value="-19.6954008642609" calcext:value-type="float">
            <text:p>-19.695</text:p>
          </table:table-cell>
          <table:table-cell table:style-name="ce17" table:formula="of:=[.G10]*COS(RADIANS(-1*subangle)) - [.H10]*SIN(RADIANS(-1*subangle))" office:value-type="float" office:value="-22.2788070550027" calcext:value-type="float">
            <text:p>-22.279</text:p>
          </table:table-cell>
          <table:table-cell table:style-name="ce25" table:formula="of:=[.G10]*SIN(RADIANS(-1*subangle)) + [.H10]*COS(RADIANS(-1*subangle))" office:value-type="float" office:value="-8.31418496261438" calcext:value-type="float">
            <text:p>-8.314</text:p>
          </table:table-cell>
          <table:table-cell table:style-name="ce17" table:formula="of:=[.I10]*COS(RADIANS(-1*subangle)) - [.J10]*SIN(RADIANS(-1*subangle))" office:value-type="float" office:value="22.2786281813685" calcext:value-type="float">
            <text:p>22.279</text:p>
          </table:table-cell>
          <table:table-cell table:style-name="ce25" table:formula="of:=[.I10]*SIN(RADIANS(-1*subangle)) + [.J10]*COS(RADIANS(-1*subangle))" office:value-type="float" office:value="8.31409413648618" calcext:value-type="float">
            <text:p>8.314</text:p>
          </table:table-cell>
          <table:table-cell table:style-name="ce17" table:formula="of:=[.K10]*COS(RADIANS(-1*subangle)) - [.L10]*SIN(RADIANS(-1*subangle))" office:value-type="float" office:value="6.40369737103316" calcext:value-type="float">
            <text:p>6.404</text:p>
          </table:table-cell>
          <table:table-cell table:style-name="ce25" table:formula="of:=[.K10]*SIN(RADIANS(-1*subangle)) + [.L10]*COS(RADIANS(-1*subangle))" office:value-type="float" office:value="19.7085539758812" calcext:value-type="float">
            <text:p>19.709</text:p>
          </table:table-cell>
          <table:table-cell table:style-name="ce17" table:formula="of:=[.M10]*COS(RADIANS(-1*subangle)) - [.N10]*SIN(RADIANS(-1*subangle))" office:value-type="float" office:value="-13.1369782160411" calcext:value-type="float">
            <text:p>-13.137</text:p>
          </table:table-cell>
          <table:table-cell table:style-name="ce25" table:formula="of:=[.M10]*SIN(RADIANS(-1*subangle)) + [.N10]*COS(RADIANS(-1*subangle))" office:value-type="float" office:value="19.8214711547318" calcext:value-type="float">
            <text:p>19.82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adius</text:p>
          </table:table-cell>
          <table:table-cell table:number-columns-repeated="5"/>
          <table:table-cell table:style-name="ce1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8.6191801771183" calcext:value-type="float">
            <text:p>18.619</text:p>
          </table:table-cell>
          <table:table-cell table:style-name="ce21" office:value-type="float" office:value="-14.7917897807739" calcext:value-type="float">
            <text:p>-14.792</text:p>
          </table:table-cell>
          <table:table-cell table:style-name="ce21" table:formula="of:=SQRT([.C14]*[.C14]+[.D14]*[.D14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16.9710193051886" calcext:value-type="float">
            <text:p>16.971</text:p>
          </table:table-cell>
          <table:table-cell table:style-name="ce21" office:value-type="float" office:value="-16.656993099882" calcext:value-type="float">
            <text:p>-16.657</text:p>
          </table:table-cell>
          <table:table-cell table:style-name="ce21" table:formula="of:=SQRT([.C15]*[.C15]+[.D15]*[.D15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15.1369203943372" calcext:value-type="float">
            <text:p>15.137</text:p>
          </table:table-cell>
          <table:table-cell table:style-name="ce21" office:value-type="float" office:value="-18.3396989168879" calcext:value-type="float">
            <text:p>-18.340</text:p>
          </table:table-cell>
          <table:table-cell table:style-name="ce21" table:formula="of:=SQRT([.C16]*[.C16]+[.D16]*[.D16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13.1369782160411" calcext:value-type="float">
            <text:p>13.137</text:p>
          </table:table-cell>
          <table:table-cell table:style-name="ce21" office:value-type="float" office:value="-19.8214711547317" calcext:value-type="float">
            <text:p>-19.821</text:p>
          </table:table-cell>
          <table:table-cell table:style-name="ce21" table:formula="of:=SQRT([.C17]*[.C17]+[.D17]*[.D17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0</text:p>
          </table:table-cell>
          <table:table-cell table:style-name="ce21" office:value-type="float" office:value="-20.70897" calcext:value-type="float">
            <text:p>-20.709</text:p>
          </table:table-cell>
          <table:table-cell table:style-name="ce21" table:formula="of:=SQRT([.C18]*[.C18]+[.D18]*[.D18])" office:value-type="float" office:value="20.70897" calcext:value-type="float">
            <text:p>20.7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-2.16467680995594" calcext:value-type="float">
            <text:p>-2.165</text:p>
          </table:table-cell>
          <table:table-cell table:style-name="ce21" office:value-type="float" office:value="-20.5955240955247" calcext:value-type="float">
            <text:p>-20.596</text:p>
          </table:table-cell>
          <table:table-cell table:style-name="ce21" table:formula="of:=SQRT([.C19]*[.C19]+[.D19]*[.D19])" office:value-type="float" office:value="20.70897" calcext:value-type="float">
            <text:p>20.7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-4.30563696779425" calcext:value-type="float">
            <text:p>-4.306</text:p>
          </table:table-cell>
          <table:table-cell table:style-name="ce21" office:value-type="float" office:value="-20.2564293191684" calcext:value-type="float">
            <text:p>-20.256</text:p>
          </table:table-cell>
          <table:table-cell table:style-name="ce21" table:formula="of:=SQRT([.C20]*[.C20]+[.D20]*[.D20])" office:value-type="float" office:value="20.70897" calcext:value-type="float">
            <text:p>20.7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-6.39942366600095" calcext:value-type="float">
            <text:p>-6.399</text:p>
          </table:table-cell>
          <table:table-cell table:style-name="ce21" office:value-type="float" office:value="-19.6954008642609" calcext:value-type="float">
            <text:p>-19.695</text:p>
          </table:table-cell>
          <table:table-cell table:style-name="ce21" table:formula="of:=SQRT([.C21]*[.C21]+[.D21]*[.D21])" office:value-type="float" office:value="20.70897" calcext:value-type="float">
            <text:p>20.7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-18.6191801771183" calcext:value-type="float">
            <text:p>-18.619</text:p>
          </table:table-cell>
          <table:table-cell table:style-name="ce21" office:value-type="float" office:value="-14.7917897807739" calcext:value-type="float">
            <text:p>-14.792</text:p>
          </table:table-cell>
          <table:table-cell table:style-name="ce21" table:formula="of:=SQRT([.C22]*[.C22]+[.D22]*[.D22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-20.0633454147135" calcext:value-type="float">
            <text:p>-20.063</text:p>
          </table:table-cell>
          <table:table-cell table:style-name="ce21" office:value-type="float" office:value="-12.7645245174466" calcext:value-type="float">
            <text:p>-12.765</text:p>
          </table:table-cell>
          <table:table-cell table:style-name="ce21" table:formula="of:=SQRT([.C23]*[.C23]+[.D23]*[.D23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-21.2876924414202" calcext:value-type="float">
            <text:p>-21.288</text:p>
          </table:table-cell>
          <table:table-cell table:style-name="ce21" office:value-type="float" office:value="-10.5974084523576" calcext:value-type="float">
            <text:p>-10.597</text:p>
          </table:table-cell>
          <table:table-cell table:style-name="ce21" table:formula="of:=SQRT([.C24]*[.C24]+[.D24]*[.D24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-22.2788070550027" calcext:value-type="float">
            <text:p>-22.279</text:p>
          </table:table-cell>
          <table:table-cell table:style-name="ce21" office:value-type="float" office:value="-8.31418496261438" calcext:value-type="float">
            <text:p>-8.314</text:p>
          </table:table-cell>
          <table:table-cell table:style-name="ce21" table:formula="of:=SQRT([.C25]*[.C25]+[.D25]*[.D25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8.619038125" calcext:value-type="float">
            <text:p>18.619</text:p>
          </table:table-cell>
          <table:table-cell table:style-name="ce21" office:value-type="float" office:value="14.791648125" calcext:value-type="float">
            <text:p>14.792</text:p>
          </table:table-cell>
          <table:table-cell table:style-name="ce21" table:formula="of:=SQRT([.C26]*[.C26]+[.D26]*[.D26])" office:value-type="float" office:value="23.7794330242338" calcext:value-type="float">
            <text:p>23.7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20.0631893337113" calcext:value-type="float">
            <text:p>20.063</text:p>
          </table:table-cell>
          <table:table-cell table:style-name="ce21" office:value-type="float" office:value="12.7643984861675" calcext:value-type="float">
            <text:p>12.764</text:p>
          </table:table-cell>
          <table:table-cell table:style-name="ce21" table:formula="of:=SQRT([.C27]*[.C27]+[.D27]*[.D27])" office:value-type="float" office:value="23.7794330242338" calcext:value-type="float">
            <text:p>23.7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21.2875240415901" calcext:value-type="float">
            <text:p>21.288</text:p>
          </table:table-cell>
          <table:table-cell table:style-name="ce21" office:value-type="float" office:value="10.5972994263984" calcext:value-type="float">
            <text:p>10.597</text:p>
          </table:table-cell>
          <table:table-cell table:style-name="ce21" table:formula="of:=SQRT([.C28]*[.C28]+[.D28]*[.D28])" office:value-type="float" office:value="23.7794330242338" calcext:value-type="float">
            <text:p>23.7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22.2786281813685" calcext:value-type="float">
            <text:p>22.279</text:p>
          </table:table-cell>
          <table:table-cell table:style-name="ce21" office:value-type="float" office:value="8.31409413648618" calcext:value-type="float">
            <text:p>8.314</text:p>
          </table:table-cell>
          <table:table-cell table:style-name="ce21" table:formula="of:=SQRT([.C29]*[.C29]+[.D29]*[.D29])" office:value-type="float" office:value="23.7794330242338" calcext:value-type="float">
            <text:p>23.7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.000</text:p>
          </table:table-cell>
          <table:table-cell table:style-name="ce21" office:value-type="float" office:value="20.7228" calcext:value-type="float">
            <text:p>20.723</text:p>
          </table:table-cell>
          <table:table-cell table:style-name="ce21" table:formula="of:=SQRT([.C30]*[.C30]+[.D30]*[.D30])" office:value-type="float" office:value="20.7228" calcext:value-type="float">
            <text:p>20.7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2.16612243860293" calcext:value-type="float">
            <text:p>2.166</text:p>
          </table:table-cell>
          <table:table-cell table:style-name="ce21" office:value-type="float" office:value="20.6092783333376" calcext:value-type="float">
            <text:p>20.609</text:p>
          </table:table-cell>
          <table:table-cell table:style-name="ce21" table:formula="of:=SQRT([.C31]*[.C31]+[.D31]*[.D31])" office:value-type="float" office:value="20.7228" calcext:value-type="float">
            <text:p>20.7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4.30851238647826" calcext:value-type="float">
            <text:p>4.309</text:p>
          </table:table-cell>
          <table:table-cell table:style-name="ce21" office:value-type="float" office:value="20.2699571004865" calcext:value-type="float">
            <text:p>20.270</text:p>
          </table:table-cell>
          <table:table-cell table:style-name="ce21" table:formula="of:=SQRT([.C32]*[.C32]+[.D32]*[.D32])" office:value-type="float" office:value="20.7228" calcext:value-type="float">
            <text:p>20.7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6.40369737103316" calcext:value-type="float">
            <text:p>6.404</text:p>
          </table:table-cell>
          <table:table-cell table:style-name="ce21" office:value-type="float" office:value="19.7085539758812" calcext:value-type="float">
            <text:p>19.709</text:p>
          </table:table-cell>
          <table:table-cell table:style-name="ce21" table:formula="of:=SQRT([.C33]*[.C33]+[.D33]*[.D33])" office:value-type="float" office:value="20.7228" calcext:value-type="float">
            <text:p>20.7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-18.6191801771183" calcext:value-type="float">
            <text:p>-18.619</text:p>
          </table:table-cell>
          <table:table-cell table:style-name="ce21" office:value-type="float" office:value="14.7917897807739" calcext:value-type="float">
            <text:p>14.792</text:p>
          </table:table-cell>
          <table:table-cell table:style-name="ce21" table:formula="of:=SQRT([.C34]*[.C34]+[.D34]*[.D34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-16.9710193051886" calcext:value-type="float">
            <text:p>-16.971</text:p>
          </table:table-cell>
          <table:table-cell table:style-name="ce21" office:value-type="float" office:value="16.656993099882" calcext:value-type="float">
            <text:p>16.657</text:p>
          </table:table-cell>
          <table:table-cell table:style-name="ce21" table:formula="of:=SQRT([.C35]*[.C35]+[.D35]*[.D35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-15.1369203943371" calcext:value-type="float">
            <text:p>-15.137</text:p>
          </table:table-cell>
          <table:table-cell table:style-name="ce21" office:value-type="float" office:value="18.339698916888" calcext:value-type="float">
            <text:p>18.340</text:p>
          </table:table-cell>
          <table:table-cell table:style-name="ce21" table:formula="of:=SQRT([.C36]*[.C36]+[.D36]*[.D36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-13.1369782160411" calcext:value-type="float">
            <text:p>-13.137</text:p>
          </table:table-cell>
          <table:table-cell table:style-name="ce21" office:value-type="float" office:value="19.8214711547318" calcext:value-type="float">
            <text:p>19.821</text:p>
          </table:table-cell>
          <table:table-cell table:style-name="ce21" table:formula="of:=SQRT([.C37]*[.C37]+[.D37]*[.D37])" office:value-type="float" office:value="23.7796323644122" calcext:value-type="float">
            <text:p>23.780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41" table:formula="of:=[.C14]" office:value-type="float" office:value="18.6191801771183" calcext:value-type="float">
            <text:p>18.619</text:p>
          </table:table-cell>
          <table:table-cell table:style-name="ce41" table:formula="of:=[.D14]" office:value-type="float" office:value="-14.7917897807739" calcext:value-type="float">
            <text:p>-14.792</text:p>
          </table:table-cell>
          <table:table-cell office:value-type="float" office:value="-10.6" calcext:value-type="float">
            <text:p>-10.6</text:p>
          </table:table-cell>
          <table:table-cell table:style-name="ce41" table:formula="of:=[.C18]" office:value-type="float" office:value="0" calcext:value-type="float">
            <text:p>0.000</text:p>
          </table:table-cell>
          <table:table-cell table:style-name="ce41" table:formula="of:=[.D18]" office:value-type="float" office:value="-20.70897" calcext:value-type="float">
            <text:p>-20.709</text:p>
          </table:table-cell>
          <table:table-cell office:value-type="float" office:value="-7.6" calcext:value-type="float">
            <text:p>-7.6</text:p>
          </table:table-cell>
          <table:table-cell table:style-name="ce41" table:formula="of:=[.C22]" office:value-type="float" office:value="-18.6191801771183" calcext:value-type="float">
            <text:p>-18.619</text:p>
          </table:table-cell>
          <table:table-cell table:style-name="ce41" table:formula="of:=[.D22]" office:value-type="float" office:value="-14.7917897807739" calcext:value-type="float">
            <text:p>-14.792</text:p>
          </table:table-cell>
          <table:table-cell office:value-type="float" office:value="-10.6" calcext:value-type="float">
            <text:p>-10.6</text:p>
          </table:table-cell>
          <table:table-cell table:style-name="ce41" table:formula="of:=[.C26]" office:value-type="float" office:value="18.619038125" calcext:value-type="float">
            <text:p>18.619</text:p>
          </table:table-cell>
          <table:table-cell table:style-name="ce41" table:formula="of:=[.D26]" office:value-type="float" office:value="14.791648125" calcext:value-type="float">
            <text:p>14.792</text:p>
          </table:table-cell>
          <table:table-cell office:value-type="float" office:value="-7.6" calcext:value-type="float">
            <text:p>-7.6</text:p>
          </table:table-cell>
          <table:table-cell table:style-name="ce41" table:formula="of:=[.C30]" office:value-type="float" office:value="0" calcext:value-type="float">
            <text:p>0.000</text:p>
          </table:table-cell>
          <table:table-cell table:style-name="ce41" table:formula="of:=[.D30]" office:value-type="float" office:value="20.7228" calcext:value-type="float">
            <text:p>20.723</text:p>
          </table:table-cell>
          <table:table-cell office:value-type="float" office:value="-10.6" calcext:value-type="float">
            <text:p>-10.6</text:p>
          </table:table-cell>
          <table:table-cell table:style-name="ce41" table:formula="of:=[.C34]" office:value-type="float" office:value="-18.6191801771183" calcext:value-type="float">
            <text:p>-18.619</text:p>
          </table:table-cell>
          <table:table-cell table:style-name="ce41" table:formula="of:=[.D34]" office:value-type="float" office:value="14.7917897807739" calcext:value-type="float">
            <text:p>14.79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table:number-columns-repeated="3"/>
          <table:table-cell table:style-name="ce17" table:formula="of:=[.D40]*COS(RADIANS(-1*subangle)) - [.E40]*SIN(RADIANS(-1*subangle))" office:value-type="float" office:value="16.9710193051886" calcext:value-type="float">
            <text:p>16.971</text:p>
          </table:table-cell>
          <table:table-cell table:style-name="ce25" table:formula="of:=[.D40]*SIN(RADIANS(-1*subangle)) + [.E40]*COS(RADIANS(-1*subangle))" office:value-type="float" office:value="-16.656993099882" calcext:value-type="float">
            <text:p>-16.657</text:p>
          </table:table-cell>
          <table:table-cell/>
          <table:table-cell table:style-name="ce41" table:formula="of:=[.C19]" office:value-type="float" office:value="-2.16467680995594" calcext:value-type="float">
            <text:p>-2.165</text:p>
          </table:table-cell>
          <table:table-cell table:style-name="ce41" table:formula="of:=[.D19]" office:value-type="float" office:value="-20.5955240955247" calcext:value-type="float">
            <text:p>-20.596</text:p>
          </table:table-cell>
          <table:table-cell office:value-type="float" office:value="-7.6" calcext:value-type="float">
            <text:p>-7.6</text:p>
          </table:table-cell>
          <table:table-cell table:style-name="ce17" table:formula="of:=[.J40]*COS(RADIANS(-1*subangle)) - [.K40]*SIN(RADIANS(-1*subangle))" office:value-type="float" office:value="-20.0633454147135" calcext:value-type="float">
            <text:p>-20.063</text:p>
          </table:table-cell>
          <table:table-cell table:style-name="ce25" table:formula="of:=[.J40]*SIN(RADIANS(-1*subangle)) + [.K40]*COS(RADIANS(-1*subangle))" office:value-type="float" office:value="-12.7645245174466" calcext:value-type="float">
            <text:p>-12.765</text:p>
          </table:table-cell>
          <table:table-cell table:number-columns-repeated="4"/>
          <table:table-cell table:style-name="ce17" table:formula="of:=[.P40]*COS(RADIANS(-1*subangle)) - [.Q40]*SIN(RADIANS(-1*subangle))" office:value-type="float" office:value="2.16612243860293" calcext:value-type="float">
            <text:p>2.166</text:p>
          </table:table-cell>
          <table:table-cell table:style-name="ce25" table:formula="of:=[.P40]*SIN(RADIANS(-1*subangle)) + [.Q40]*COS(RADIANS(-1*subangle))" office:value-type="float" office:value="20.6092783333376" calcext:value-type="float">
            <text:p>20.6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 table:formula="of:=[.D41]*COS(RADIANS(-1*subangle)) - [.E41]*SIN(RADIANS(-1*subangle))" office:value-type="float" office:value="15.1369203943371" calcext:value-type="float">
            <text:p>15.137</text:p>
          </table:table-cell>
          <table:table-cell table:style-name="ce25" table:formula="of:=[.D41]*SIN(RADIANS(-1*subangle)) + [.E41]*COS(RADIANS(-1*subangle))" office:value-type="float" office:value="-18.339698916888" calcext:value-type="float">
            <text:p>-18.340</text:p>
          </table:table-cell>
          <table:table-cell/>
          <table:table-cell table:style-name="ce41" table:formula="of:=[.C20]" office:value-type="float" office:value="-4.30563696779425" calcext:value-type="float">
            <text:p>-4.306</text:p>
          </table:table-cell>
          <table:table-cell table:style-name="ce41" table:formula="of:=[.D20]" office:value-type="float" office:value="-20.2564293191684" calcext:value-type="float">
            <text:p>-20.256</text:p>
          </table:table-cell>
          <table:table-cell office:value-type="float" office:value="-7.6" calcext:value-type="float">
            <text:p>-7.6</text:p>
          </table:table-cell>
          <table:table-cell table:style-name="ce17" table:formula="of:=[.J41]*COS(RADIANS(-1*subangle)) - [.K41]*SIN(RADIANS(-1*subangle))" office:value-type="float" office:value="-21.2876924414202" calcext:value-type="float">
            <text:p>-21.288</text:p>
          </table:table-cell>
          <table:table-cell table:style-name="ce25" table:formula="of:=[.J41]*SIN(RADIANS(-1*subangle)) + [.K41]*COS(RADIANS(-1*subangle))" office:value-type="float" office:value="-10.5974084523576" calcext:value-type="float">
            <text:p>-10.597</text:p>
          </table:table-cell>
          <table:table-cell table:number-columns-repeated="4"/>
          <table:table-cell table:style-name="ce17" table:formula="of:=[.P41]*COS(RADIANS(-1*subangle)) - [.Q41]*SIN(RADIANS(-1*subangle))" office:value-type="float" office:value="4.30851238647826" calcext:value-type="float">
            <text:p>4.309</text:p>
          </table:table-cell>
          <table:table-cell table:style-name="ce25" table:formula="of:=[.P41]*SIN(RADIANS(-1*subangle)) + [.Q41]*COS(RADIANS(-1*subangle))" office:value-type="float" office:value="20.2699571004865" calcext:value-type="float">
            <text:p>20.27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 table:formula="of:=[.D42]*COS(RADIANS(-1*subangle)) - [.E42]*SIN(RADIANS(-1*subangle))" office:value-type="float" office:value="13.1369782160411" calcext:value-type="float">
            <text:p>13.137</text:p>
          </table:table-cell>
          <table:table-cell table:style-name="ce25" table:formula="of:=[.D42]*SIN(RADIANS(-1*subangle)) + [.E42]*COS(RADIANS(-1*subangle))" office:value-type="float" office:value="-19.8214711547318" calcext:value-type="float">
            <text:p>-19.821</text:p>
          </table:table-cell>
          <table:table-cell/>
          <table:table-cell table:style-name="ce41" table:formula="of:=[.C21]" office:value-type="float" office:value="-6.39942366600095" calcext:value-type="float">
            <text:p>-6.399</text:p>
          </table:table-cell>
          <table:table-cell table:style-name="ce41" table:formula="of:=[.D21]" office:value-type="float" office:value="-19.6954008642609" calcext:value-type="float">
            <text:p>-19.695</text:p>
          </table:table-cell>
          <table:table-cell office:value-type="float" office:value="-7.6" calcext:value-type="float">
            <text:p>-7.6</text:p>
          </table:table-cell>
          <table:table-cell table:style-name="ce17" table:formula="of:=[.J42]*COS(RADIANS(-1*subangle)) - [.K42]*SIN(RADIANS(-1*subangle))" office:value-type="float" office:value="-22.2788070550027" calcext:value-type="float">
            <text:p>-22.279</text:p>
          </table:table-cell>
          <table:table-cell table:style-name="ce25" table:formula="of:=[.J42]*SIN(RADIANS(-1*subangle)) + [.K42]*COS(RADIANS(-1*subangle))" office:value-type="float" office:value="-8.31418496261438" calcext:value-type="float">
            <text:p>-8.314</text:p>
          </table:table-cell>
          <table:table-cell table:number-columns-repeated="4"/>
          <table:table-cell table:style-name="ce17" table:formula="of:=[.P42]*COS(RADIANS(-1*subangle)) - [.Q42]*SIN(RADIANS(-1*subangle))" office:value-type="float" office:value="6.40369737103316" calcext:value-type="float">
            <text:p>6.404</text:p>
          </table:table-cell>
          <table:table-cell table:style-name="ce25" table:formula="of:=[.P42]*SIN(RADIANS(-1*subangle)) + [.Q42]*COS(RADIANS(-1*subangle))" office:value-type="float" office:value="19.7085539758812" calcext:value-type="float">
            <text:p>19.709</text:p>
          </table:table-cell>
          <table:table-cell table:number-columns-repeated="4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>
        <table:named-expression table:name="Cx" table:base-cell-address="$Sheet1.$J$1" table:expression="#REF!"/>
        <table:named-expression table:name="Cy" table:base-cell-address="$Sheet1.$L$1" table:expression="#REF!"/>
        <table:named-range table:name="Ex" table:base-cell-address="$Sheet1.$F$2" table:cell-range-address="$Sheet1.$F$2"/>
        <table:named-range table:name="Ey" table:base-cell-address="$Sheet1.$H$2" table:cell-range-address="$Sheet1.$H$2"/>
        <table:named-range table:name="stepdeg" table:base-cell-address="$Sheet1.$D$1" table:cell-range-address="$Sheet1.$D$1"/>
        <table:named-range table:name="steptime" table:base-cell-address="$Sheet1.$H$1" table:cell-range-address="$Sheet1.$H$1"/>
        <table:named-range table:name="subangle" table:base-cell-address="$Sheet1.$D$2" table:cell-range-address="$Sheet1.$D$2"/>
        <table:named-range table:name="substeps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-00-00</text:date>, <text:time style:data-style-name="N2" text:time-value="10:29:22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49:17.674000000</meta:creation-date>
    <dc:date>2022-01-19T11:12:07.135000000</dc:date>
    <meta:editing-duration>PT14H10M27S</meta:editing-duration>
    <meta:editing-cycles>8</meta:editing-cycles>
    <meta:generator>LibreOffice/7.1.8.1$Windows_X86_64 LibreOffice_project/e1f30c802c3269a1d052614453f260e49458c82c</meta:generator>
    <meta:document-statistic meta:table-count="1" meta:cell-count="23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2cm" svg:height="11.128cm" xlink:href=".." xlink:type="simple" chart:class="chart:scatter" chart:style-name="ch1">
        <chart:legend chart:legend-position="end" svg:x="12.199cm" svg:y="5.262cm" style:legend-expansion="high" chart:style-name="ch2"/>
        <chart:plot-area chart:style-name="ch3" table:cell-range-address="Sheet1.C14:Sheet1.D37" svg:x="0.288cm" svg:y="0.22cm" svg:width="13.134cm" svg:height="10.68cm">
          <chart:coordinate-region svg:x="0.881cm" svg:y="0.422cm" svg:width="12.01cm" svg:height="10.2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4:Sheet1.D37" chart:class="chart:scatter">
            <chart:domain table:cell-range-address="Sheet1.C14:Sheet1.C37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191801771183">
                <text:p>18.6191801771183</text:p>
                <draw:g>
                  <svg:desc>Sheet1.C14:Sheet1.C37</svg:desc>
                </draw:g>
              </table:table-cell>
              <table:table-cell office:value-type="float" office:value="-14.7917897807739">
                <text:p>-14.7917897807739</text:p>
                <draw:g>
                  <svg:desc>Sheet1.D14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710193051886">
                <text:p>16.9710193051886</text:p>
              </table:table-cell>
              <table:table-cell office:value-type="float" office:value="-16.656993099882">
                <text:p>-16.656993099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369203943372">
                <text:p>15.1369203943372</text:p>
              </table:table-cell>
              <table:table-cell office:value-type="float" office:value="-18.3396989168879">
                <text:p>-18.3396989168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369782160411">
                <text:p>13.1369782160411</text:p>
              </table:table-cell>
              <table:table-cell office:value-type="float" office:value="-19.8214711547317">
                <text:p>-19.8214711547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0.70897">
                <text:p>-20.70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6467680995594">
                <text:p>-2.16467680995594</text:p>
              </table:table-cell>
              <table:table-cell office:value-type="float" office:value="-20.5955240955247">
                <text:p>-20.5955240955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30563696779425">
                <text:p>-4.30563696779425</text:p>
              </table:table-cell>
              <table:table-cell office:value-type="float" office:value="-20.2564293191684">
                <text:p>-20.256429319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39942366600095">
                <text:p>-6.39942366600095</text:p>
              </table:table-cell>
              <table:table-cell office:value-type="float" office:value="-19.6954008642609">
                <text:p>-19.6954008642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-14.7917897807739">
                <text:p>-14.7917897807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0633454147135">
                <text:p>-20.0633454147135</text:p>
              </table:table-cell>
              <table:table-cell office:value-type="float" office:value="-12.7645245174466">
                <text:p>-12.7645245174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.2876924414202">
                <text:p>-21.2876924414202</text:p>
              </table:table-cell>
              <table:table-cell office:value-type="float" office:value="-10.5974084523576">
                <text:p>-10.5974084523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2.2788070550027">
                <text:p>-22.2788070550027</text:p>
              </table:table-cell>
              <table:table-cell office:value-type="float" office:value="-8.31418496261438">
                <text:p>-8.3141849626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19038125">
                <text:p>18.619038125</text:p>
              </table:table-cell>
              <table:table-cell office:value-type="float" office:value="14.791648125">
                <text:p>14.79164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0631893337113">
                <text:p>20.0631893337113</text:p>
              </table:table-cell>
              <table:table-cell office:value-type="float" office:value="12.7643984861675">
                <text:p>12.7643984861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2875240415901">
                <text:p>21.2875240415901</text:p>
              </table:table-cell>
              <table:table-cell office:value-type="float" office:value="10.5972994263984">
                <text:p>10.5972994263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2786281813685">
                <text:p>22.2786281813685</text:p>
              </table:table-cell>
              <table:table-cell office:value-type="float" office:value="8.31409413648618">
                <text:p>8.31409413648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.7228">
                <text:p>20.7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612243860293">
                <text:p>2.16612243860293</text:p>
              </table:table-cell>
              <table:table-cell office:value-type="float" office:value="20.6092783333376">
                <text:p>20.6092783333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0851238647826">
                <text:p>4.30851238647826</text:p>
              </table:table-cell>
              <table:table-cell office:value-type="float" office:value="20.2699571004865">
                <text:p>20.2699571004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0369737103316">
                <text:p>6.40369737103316</text:p>
              </table:table-cell>
              <table:table-cell office:value-type="float" office:value="19.7085539758812">
                <text:p>19.7085539758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14.7917897807739">
                <text:p>14.791789780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.9710193051886">
                <text:p>-16.9710193051886</text:p>
              </table:table-cell>
              <table:table-cell office:value-type="float" office:value="16.656993099882">
                <text:p>16.656993099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.1369203943371">
                <text:p>-15.1369203943371</text:p>
              </table:table-cell>
              <table:table-cell office:value-type="float" office:value="18.339698916888">
                <text:p>18.339698916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.1369782160411">
                <text:p>-13.1369782160411</text:p>
              </table:table-cell>
              <table:table-cell office:value-type="float" office:value="19.8214711547318">
                <text:p>19.8214711547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